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تدور أحداث هذه الرواية حول فتى يبدأ بيرسم ثعبانا يبتلع فيلا فيتعجب الناس مما رسم، ثم تتحول الرسمة إلى حقيقة حيث يقوم الثعبان بابتلاع الفيل بالكامل فيخاف الناس مما يجعل البطل يترك مهنة الرسم ويبدأ العمل بالطيران. لكن طائرته تتعطل بالصحراء ليجد نفسه خلال الأحداث مع الأمير الصغير الذي يطلب منه أن يرسم له خروفا فلا يعرف كيف يرسم الخراف فيرسم له الثعبان العاصر من الخارج فيفاجئه بأنه على علم بما في الصورة والتي يجهلها كل الناس فيحاول مرارا رسم الخروف له ولكن الأمير يعترض على ما يرسمه كل مرة فهذا مريض وهذا كبير إلى أن يرسم له البطل صندوقا بعد أن مل ويقول له بأن الخروف بالداخل فيفرح الأمير الصغير بذلك. و تستمر أحداث القصة ويعلم أن الأمير الصغير ليس من الأرض بل من الكويكب 612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5T13:16:00.261000000</dc:date>
    <meta:editing-duration>PT20S</meta:editing-duration>
    <meta:editing-cycles>2</meta:editing-cycles>
    <meta:generator>LibreOffice/7.3.7.2$Windows_X86_64 LibreOffice_project/e114eadc50a9ff8d8c8a0567d6da8f454beeb84f</meta:generator>
    <meta:document-statistic meta:table-count="0" meta:image-count="0" meta:object-count="0" meta:page-count="1" meta:paragraph-count="1" meta:word-count="127" meta:character-count="676" meta:non-whitespace-character-count="549"/>
  </office:meta>
</office:document-meta>
</file>